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2792A8935CE6CF6A776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193000000AA35D32127650BBCC7.png" manifest:media-type="image/png"/>
  <manifest:file-entry manifest:full-path="Pictures/100002010000060F000004AEB41E2889BC1CBEEC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000000004B00000043FCA489BFF09FADC0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35D32127650BBCC7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358cm">
          <draw:text-box>
            <text:p text:style-name="P3"><text:span text:style-name="T5">Vídeo 15</text:span><text:span text:style-name="T6">: Servos de rotación contínua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7">Madrid, 2018-Abril-05</text:span></text:p>
          </draw:text-box>
        </draw:frame>
        <draw:frame draw:style-name="gr7" draw:text-style-name="P11" draw:layer="layout" svg:width="10.922cm" svg:height="9.894cm" svg:x="15.748cm" svg:y="5.092cm">
          <draw:image xlink:href="Pictures/10000000000004B00000043FCA489BFF09FADC0D.jpg" xlink:type="simple" xlink:show="embed" xlink:actuate="onLoad">
            <text:p/>
          </draw:image>
        </draw:frame>
        <draw:frame draw:style-name="gr7" draw:text-style-name="P11" draw:layer="layout" svg:width="8.497cm" svg:height="8.225cm" svg:x="2.933cm" svg:y="5.334cm">
          <draw:image xlink:href="Pictures/100002010000028E000002792A8935CE6CF6A77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4-05T17:24:47.238061762</dc:date>
    <meta:editing-duration>P7DT21H7M42S</meta:editing-duration>
    <meta:editing-cycles>496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